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 office:value-type="float" office:value="8360" calcext:value-type="float">
            <text:p>8360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179.527415037" calcext:value-type="float">
            <text:p>179,527415037</text:p>
          </table:table-cell>
          <table:table-cell office:value-type="float" office:value="16.7663557529" calcext:value-type="float">
            <text:p>16,76635575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792649043423" calcext:value-type="float">
            <text:p>99,58</text:p>
          </table:table-cell>
          <table:table-cell table:style-name="ce3" table:formula="of:=([.F3]/12597)*100" office:value-type="float" office:value="0.420735095657696" calcext:value-type="float">
            <text:p>0,42</text:p>
          </table:table-cell>
          <table:table-cell office:value-type="float" office:value="6984" calcext:value-type="float">
            <text:p>6984</text:p>
          </table:table-cell>
          <table:table-cell table:style-name="ce4" table:formula="of:=[.E19]+[.H19]" office:value-type="float" office:value="12544" calcext:value-type="float">
            <text:p>12544</text:p>
          </table:table-cell>
          <table:table-cell table:formula="of:=12597-[.E3]" office:value-type="float" office:value="53" calcext:value-type="float">
            <text:p>53</text:p>
          </table:table-cell>
          <table:table-cell office:value-type="float" office:value="227.897589922" calcext:value-type="float">
            <text:p>227,897589922</text:p>
          </table:table-cell>
          <table:table-cell office:value-type="float" office:value="14.0217678547" calcext:value-type="float">
            <text:p>14,02176785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5236961181234" calcext:value-type="float">
            <text:p>99,52</text:p>
          </table:table-cell>
          <table:table-cell table:style-name="ce3" table:formula="of:=([.F4]/12597)*100" office:value-type="float" office:value="0.476303881876637" calcext:value-type="float">
            <text:p>0,48</text:p>
          </table:table-cell>
          <table:table-cell office:value-type="float" office:value="7035" calcext:value-type="float">
            <text:p>7035</text:p>
          </table:table-cell>
          <table:table-cell table:style-name="ce4" table:formula="of:=[.E20]+[.H20]" office:value-type="float" office:value="12537" calcext:value-type="float">
            <text:p>12537</text:p>
          </table:table-cell>
          <table:table-cell table:formula="of:=12597-[.E4]" office:value-type="float" office:value="60" calcext:value-type="float">
            <text:p>60</text:p>
          </table:table-cell>
          <table:table-cell office:value-type="float" office:value="202.624948978" calcext:value-type="float">
            <text:p>202,624948978</text:p>
          </table:table-cell>
          <table:table-cell office:value-type="float" office:value="14.1241629124" calcext:value-type="float">
            <text:p>14,12416291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 office:value-type="float" office:value="8374" calcext:value-type="float">
            <text:p>8374</text:p>
          </table:table-cell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205.901060104" calcext:value-type="float">
            <text:p>205,901060104</text:p>
          </table:table-cell>
          <table:table-cell office:value-type="float" office:value="16.7920482159" calcext:value-type="float">
            <text:p>16,79204821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0.1008176549972" calcext:value-type="float">
            <text:p>90,10</text:p>
          </table:table-cell>
          <table:table-cell table:style-name="ce3" table:formula="of:=([.F6]/12597)*100" office:value-type="float" office:value="9.89918234500278" calcext:value-type="float">
            <text:p>9,90</text:p>
          </table:table-cell>
          <table:table-cell office:value-type="float" office:value="5843" calcext:value-type="float">
            <text:p>5843</text:p>
          </table:table-cell>
          <table:table-cell table:style-name="ce4" table:formula="of:=[.E22]+[.H22]" office:value-type="float" office:value="11350" calcext:value-type="float">
            <text:p>11350</text:p>
          </table:table-cell>
          <table:table-cell table:formula="of:=12597-[.E6]" office:value-type="float" office:value="1247" calcext:value-type="float">
            <text:p>1247</text:p>
          </table:table-cell>
          <table:table-cell office:value-type="float" office:value="170.34513998" calcext:value-type="float">
            <text:p>170,34513998</text:p>
          </table:table-cell>
          <table:table-cell office:value-type="float" office:value="9.6141140461" calcext:value-type="float">
            <text:p>9,614114046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7998" calcext:value-type="float">
            <text:p>7998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175.838077784" calcext:value-type="float">
            <text:p>175,838077784</text:p>
          </table:table-cell>
          <table:table-cell office:value-type="float" office:value="16.0963609219" calcext:value-type="float">
            <text:p>16,096360921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062792728427" calcext:value-type="float">
            <text:p>99,71</text:p>
          </table:table-cell>
          <table:table-cell table:style-name="ce3" table:formula="of:=([.F8]/12597)*100" office:value-type="float" office:value="0.29372072715726" calcext:value-type="float">
            <text:p>0,29</text:p>
          </table:table-cell>
          <table:table-cell office:value-type="float" office:value="8312" calcext:value-type="float">
            <text:p>8312</text:p>
          </table:table-cell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267.214369059" calcext:value-type="float">
            <text:p>267,214369059</text:p>
          </table:table-cell>
          <table:table-cell office:value-type="float" office:value="16.7336308956" calcext:value-type="float">
            <text:p>16,733630895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 office:value-type="float" office:value="8243" calcext:value-type="float">
            <text:p>8243</text:p>
          </table:table-cell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222.001492977" calcext:value-type="float">
            <text:p>222,001492977</text:p>
          </table:table-cell>
          <table:table-cell office:value-type="float" office:value="16.5724408627" calcext:value-type="float">
            <text:p>16,57244086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381" calcext:value-type="float">
            <text:p>8381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223.461478233" calcext:value-type="float">
            <text:p>223,461478233</text:p>
          </table:table-cell>
          <table:table-cell office:value-type="float" office:value="18.2881319523" calcext:value-type="float">
            <text:p>18,28813195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 office:value-type="float" office:value="8069" calcext:value-type="float">
            <text:p>8069</text:p>
          </table:table-cell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211.408211946" calcext:value-type="float">
            <text:p>211,408211946</text:p>
          </table:table-cell>
          <table:table-cell office:value-type="float" office:value="16.2349469662" calcext:value-type="float">
            <text:p>16,234946966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7147733587362" calcext:value-type="float">
            <text:p>98,7147733587</text:p>
          </table:table-cell>
          <table:table-cell table:formula="of:=AVERAGE([.C2:.C11])" office:value-type="float" office:value="1.28522664126379" calcext:value-type="float">
            <text:p>1,2852266413</text:p>
          </table:table-cell>
          <table:table-cell table:formula="of:=SUM([.D2:.D11])/10" office:value-type="float" office:value="7759.9" calcext:value-type="float">
            <text:p>7759,9</text:p>
          </table:table-cell>
          <table:table-cell table:formula="of:=AVERAGE([.E2:.E11])" office:value-type="float" office:value="12435.1" calcext:value-type="float">
            <text:p>12435,1</text:p>
          </table:table-cell>
          <table:table-cell table:formula="of:=AVERAGE([.F2:.F11])" office:value-type="float" office:value="161.9" calcext:value-type="float">
            <text:p>161,9</text:p>
          </table:table-cell>
          <table:table-cell table:formula="of:=SUM([.G2:.G11])/10" office:value-type="float" office:value="208.621978402" calcext:value-type="float">
            <text:p>208,621978402</text:p>
          </table:table-cell>
          <table:table-cell table:formula="of:=SUM([.H2:.H11])/10" office:value-type="float" office:value="15.52439603807" calcext:value-type="float">
            <text:p>15,52439603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16011748829086" calcext:value-type="float">
            <text:p>0,616011748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7.8" calcext:value-type="float">
            <text:p>5847,8</text:p>
          </table:table-cell>
          <table:table-cell table:formula="of:=AVERAGE([.G18:.G27])" office:value-type="float" office:value="14.9" calcext:value-type="float">
            <text:p>14,9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7" calcext:value-type="float">
            <text:p>147</text:p>
          </table:table-cell>
          <table:table-cell table:formula="of:=AVERAGE([.H18:.H27])" office:value-type="float" office:value="6587.3" calcext:value-type="float">
            <text:p>6587,3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86" calcext:value-type="float">
            <text:p>668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7.8" calcext:value-type="float">
            <text:p>5847,8</text:p>
          </table:table-cell>
          <table:table-cell table:number-columns-repeated="2"/>
          <table:table-cell office:value-type="float" office:value="5913" calcext:value-type="float">
            <text:p>59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638" calcext:value-type="float">
            <text:p>66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7" calcext:value-type="float">
            <text:p>147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1244" calcext:value-type="float">
            <text:p>1244</text:p>
          </table:table-cell>
          <table:table-cell office:value-type="float" office:value="3" calcext:value-type="float">
            <text:p>3</text:p>
          </table:table-cell>
          <table:table-cell table:formula="of:=12597-SUM([.E22:.G22])" office:value-type="float" office:value="5559" calcext:value-type="float">
            <text:p>555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.9" calcext:value-type="float">
            <text:p>14,9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96" calcext:value-type="float">
            <text:p>679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87.3" calcext:value-type="float">
            <text:p>6587,3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89" calcext:value-type="float">
            <text:p>66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5:.G25])" office:value-type="float" office:value="6691" calcext:value-type="float">
            <text:p>669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63" calcext:value-type="float">
            <text:p>67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7" calcext:value-type="float">
            <text:p>59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627" calcext:value-type="float">
            <text:p>662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7147733587362" calcext:value-type="float">
            <text:p>0,9871477336</text:p>
          </table:table-cell>
          <table:table-cell table:number-columns-repeated="2"/>
          <table:table-cell table:formula="of:=SUM([.E18:.E27])/10" office:value-type="float" office:value="5847.8" calcext:value-type="float">
            <text:p>5847,8</text:p>
          </table:table-cell>
          <table:table-cell table:formula="of:=SUM([.F18:.F27])/10" office:value-type="float" office:value="147" calcext:value-type="float">
            <text:p>147</text:p>
          </table:table-cell>
          <table:table-cell table:formula="of:=SUM([.G18:.G27])/10" office:value-type="float" office:value="14.9" calcext:value-type="float">
            <text:p>14,9</text:p>
          </table:table-cell>
          <table:table-cell table:formula="of:=SUM([.H18:.H27])/10" office:value-type="float" office:value="6587.3" calcext:value-type="float">
            <text:p>6587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28522664126379" calcext:value-type="float">
            <text:p>0,0128522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458508878162" calcext:value-type="float">
            <text:p>0,9974585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8171450633325" calcext:value-type="float">
            <text:p>0,97817145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53:06.7058550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1S</meta:editing-duration>
    <meta:editing-cycles>6</meta:editing-cycles>
    <meta:generator>LibreOffice/5.1.6.2$Linux_X86_64 LibreOffice_project/10m0$Build-2</meta:generator>
    <dc:date>2018-01-20T14:54:11.204154996</dc:date>
    <meta:document-statistic meta:table-count="1" meta:cell-count="177" meta:object-count="0"/>
  </office:meta>
</office:document-meta>
</file>